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1558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get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get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setInstance( String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setInterface( String _interf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setParams( Object [ ]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